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15cm" draw:stroke-linejoin="round" svg:stroke-linecap="butt" draw:fill="none" draw:textarea-vertical-align="middl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dash" draw:stroke-dash="Ultrafine_20_Dashed" draw:marker-end="Short_20_line_20_Arrow" draw:marker-end-width="0.15cm" draw:stroke-linejoin="round" svg:stroke-linecap="butt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127cm" svg:x="5.707cm" svg:y="2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127cm" svg:height="0.127cm" svg:x="8.508cm" svg:y="2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127cm" svg:height="0.127cm" svg:x="9.508cm" svg:y="5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834cm" svg:y1="2.604cm" svg:x2="8.526cm" svg:y2="2.95cm" draw:start-shape="id1" draw:start-glue-point="10" draw:end-shape="id2" draw:end-glue-point="7" svg:d="M5834 2604l2692 346" svg:viewBox="0 0 2693 347">
          <text:p/>
        </draw:connector>
        <draw:connector draw:style-name="gr2" draw:text-style-name="P2" draw:layer="layout" draw:type="line" svg:x1="9.526cm" svg:y1="5.75cm" svg:x2="5.335cm" svg:y2="8.305cm" draw:start-shape="id3" draw:start-glue-point="7" draw:end-shape="id4" draw:end-glue-point="10" svg:d="M9526 5750l-4191 2555" svg:viewBox="0 0 4192 2556">
          <text:p/>
        </draw:connector>
        <draw:connector draw:style-name="gr2" draw:text-style-name="P2" draw:layer="layout" draw:type="line" svg:x1="8.572cm" svg:y1="2.968cm" svg:x2="9.526cm" svg:y2="5.659cm" draw:start-shape="id2" draw:start-glue-point="8" draw:end-shape="id3" draw:end-glue-point="5" svg:d="M8572 2968l954 2691" svg:viewBox="0 0 955 2692">
          <text:p/>
        </draw:connector>
        <draw:g>
          <svg:title>TexMaths</svg:title>
          <svg:desc>12§display§a§svg§600§FALSE§</svg:desc>
          <draw:polygon draw:style-name="gr3" draw:text-style-name="P3" draw:layer="layout" svg:width="0.222cm" svg:height="0.181cm" svg:x="5.454cm" svg:y="2.448cm" svg:viewBox="0 0 223 182" draw:points="112,182 0,182 0,0 223,0 223,182">
            <text:p/>
          </draw:polygon>
          <draw:path draw:style-name="gr4" draw:text-style-name="P4" draw:layer="layout" svg:width="0.193cm" svg:height="0.191cm" svg:x="5.471cm" svg:y="2.442cm" svg:viewBox="0 0 194 192" svg:d="M141 28c-8-16-20-28-39-28-49 0-102 62-102 125 0 39 23 67 56 67 9 0 30-1 56-31 3 18 17 31 38 31 15 0 25-10 31-23 7-15 13-42 13-42 0-5-3-5-5-5-4 0-4 3-6 9-7 27-15 51-32 51-12 0-13-10-13-19s1-12 6-31c5-18 5-22 9-38l15-59c3-12 3-13 3-15 0-7-4-12-12-12-10 0-16 10-18 20zM114 137c-3 8-2 8-8 15-20 24-36 30-48 30-22 0-28-22-28-39 0-21 13-73 24-93 13-25 31-40 49-40 28 0 34 34 34 37 0 2-2 5-3 7z">
            <text:p/>
          </draw:path>
        </draw:g>
        <draw:g>
          <svg:title>TexMaths</svg:title>
          <svg:desc>12§display§b§svg§600§FALSE§</svg:desc>
          <draw:polygon draw:style-name="gr3" draw:text-style-name="P3" draw:layer="layout" svg:width="0.18cm" svg:height="0.292cm" svg:x="8.253cm" svg:y="2.544cm" svg:viewBox="0 0 181 293" draw:points="91,293 0,293 0,0 181,0 181,293">
            <text:p/>
          </draw:polygon>
          <draw:path draw:style-name="gr4" draw:text-style-name="P4" draw:layer="layout" svg:width="0.155cm" svg:height="0.298cm" svg:x="8.273cm" svg:y="2.543cm" svg:viewBox="0 0 156 299" svg:d="M82 5c0 0 0-5-6-5-10 0-41 4-52 5-4 0-8 0-8 8 0 5 4 5 10 5 21 0 22 2 22 7 0 3-5 17-6 27l-35 138c-6 20-7 27-7 42 0 41 23 67 54 67 50 0 102-64 102-125 0-38-22-67-57-67-19 0-37 12-49 25zM42 165c2-9 2-10 6-15 20-28 40-34 51-34 15 0 27 12 27 40 0 25-15 73-22 90-14 28-33 43-50 43-14 0-29-12-29-43 0-7 0-15 7-42z">
            <text:p/>
          </draw:path>
        </draw:g>
        <draw:custom-shape draw:style-name="gr1" draw:text-style-name="P1" xml:id="id4" draw:id="id4" draw:layer="layout" svg:width="0.127cm" svg:height="0.127cm" svg:x="5.208cm" svg:y="8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display§c§svg§600§FALSE§</svg:desc>
          <draw:polygon draw:style-name="gr3" draw:text-style-name="P3" draw:layer="layout" svg:width="0.183cm" svg:height="0.181cm" svg:x="9.653cm" svg:y="5.349cm" svg:viewBox="0 0 184 182" draw:points="91,182 0,182 0,0 184,0 184,182">
            <text:p/>
          </draw:polygon>
          <draw:path draw:style-name="gr4" draw:text-style-name="P4" draw:layer="layout" svg:width="0.165cm" svg:height="0.191cm" svg:x="9.67cm" svg:y="5.343cm" svg:viewBox="0 0 166 192" svg:d="M152 26c-8 0-14 0-20 6-7 6-7 14-7 17 0 10 7 15 16 15 12 0 24-10 24-28 0-20-21-36-51-36-57 0-114 61-114 120 0 38 25 72 69 72 61 0 97-44 97-50 0-3-2-5-6-5-1 0-2 1-5 3-34 42-80 42-85 42-27 0-39-20-39-45 0-18 9-59 23-85 13-24 37-42 60-42 15 0 32 4 38 16z">
            <text:p/>
          </draw:path>
        </draw:g>
        <draw:g>
          <svg:title>TexMaths</svg:title>
          <svg:desc>12§display§d§svg§600§FALSE§</svg:desc>
          <draw:polygon draw:style-name="gr3" draw:text-style-name="P3" draw:layer="layout" svg:width="0.219cm" svg:height="0.292cm" svg:x="4.853cm" svg:y="8.046cm" svg:viewBox="0 0 220 293" draw:points="111,293 0,293 0,0 220,0 220,293">
            <text:p/>
          </draw:polygon>
          <draw:path draw:style-name="gr4" draw:text-style-name="P4" draw:layer="layout" svg:width="0.201cm" svg:height="0.298cm" svg:x="4.87cm" svg:y="8.045cm" svg:viewBox="0 0 202 299" svg:d="M202 5c0 0 0-5-5-5-7 0-47 4-54 5-4 0-6 2-6 8 0 5 4 5 10 5 20 0 21 2 21 7l-1 9-25 100c-9-16-21-27-40-27-49 0-102 62-102 124 0 39 23 68 57 68 8 0 30-2 55-32 3 18 18 32 38 32 16 0 26-10 32-24 7-14 13-41 13-42 0-4-4-4-5-4-5 0-5 2-6 8-7 27-16 52-33 52-12 0-13-10-13-19 0-11 1-13 3-20zM114 244c-2 7-2 8-8 15-19 23-36 30-48 30-22 0-28-22-28-39 0-22 13-73 24-93 13-25 31-41 49-41 28 0 33 35 33 38 0 2 0 5-1 7z">
            <text:p/>
          </draw:path>
        </draw:g>
        <draw:connector draw:style-name="gr5" draw:text-style-name="P2" draw:layer="layout" draw:type="line" svg:x1="5.816cm" svg:y1="2.649cm" svg:x2="9.508cm" svg:y2="5.705cm" draw:start-shape="id1" draw:start-glue-point="9" draw:end-shape="id3" draw:end-glue-point="6" svg:d="M5816 2649l3692 3056" svg:viewBox="0 0 3693 3057">
          <text:p/>
        </draw:connector>
        <draw:g>
          <svg:title>TexMaths</svg:title>
          <svg:desc>8§display§f§svg§600§FALSE§</svg:desc>
          <draw:polygon draw:style-name="gr3" draw:text-style-name="P3" draw:layer="layout" svg:width="0.167cm" svg:height="0.249cm" svg:x="7.155cm" svg:y="2.649cm" svg:viewBox="0 0 168 250" draw:points="84,250 0,250 0,0 168,0 168,250">
            <text:p/>
          </draw:polygon>
          <draw:path draw:style-name="gr4" draw:text-style-name="P4" draw:layer="layout" svg:width="0.14cm" svg:height="0.256cm" svg:x="7.17cm" svg:y="2.645cm" svg:viewBox="0 0 141 257" svg:d="M89 86h24c5 0 9 0 9-6 0-2-4-2-8-2h-24l7-33c1-6 5-26 6-29 3-6 7-10 14-10 1 0 8 0 13 5-12 2-15 11-15 15 0 7 5 10 11 10 7 0 15-6 15-17 0-13-13-19-24-19-10 0-28 5-36 33-2 6-3 9-10 45h-19c-6 0-9 0-9 4s3 4 8 4h19l-21 112c-6 27-11 53-25 53-1 0-8 0-14-5 13-1 16-11 16-15 0-7-5-11-11-11-7 0-15 7-15 18 0 12 13 19 24 19 15 0 27-17 32-27 9-19 15-52 16-55z">
            <text:p/>
          </draw:path>
        </draw:g>
        <draw:g>
          <svg:title>TexMaths</svg:title>
          <svg:desc>8§display§g§svg§600§FALSE§</svg:desc>
          <draw:polygon draw:style-name="gr3" draw:text-style-name="P3" draw:layer="layout" svg:width="0.144cm" svg:height="0.175cm" svg:x="8.957cm" svg:y="4.149cm" svg:viewBox="0 0 145 176" draw:points="72,176 0,176 0,0 145,0 145,176">
            <text:p/>
          </draw:polygon>
          <draw:path draw:style-name="gr4" draw:text-style-name="P4" draw:layer="layout" svg:width="0.129cm" svg:height="0.181cm" svg:x="8.961cm" svg:y="4.145cm" svg:viewBox="0 0 130 182" svg:d="M129 18c1-1 1-3 1-4 0-5-3-8-8-8-3 0-11 2-11 12-6-11-16-18-27-18-33 0-67 39-67 80 0 28 17 45 37 45 16 0 30-14 33-16-6 24-9 36-9 37-1 2-11 30-41 30-5 0-15 0-23-3 9-2 12-9 12-14s-3-11-11-11c-6 0-15 6-15 17s10 17 38 17c35 0 56-22 60-38zM92 89c-1 7-8 14-14 20-6 4-15 9-23 9-14 0-18-14-18-25 0-14 8-48 15-62 8-13 20-25 32-25 19 0 23 23 23 24 0 2 0 4-1 4z">
            <text:p/>
          </draw:path>
        </draw:g>
        <draw:g>
          <svg:title>TexMaths</svg:title>
          <svg:desc>8§display§h§svg§600§FALSE§</svg:desc>
          <draw:polygon draw:style-name="gr3" draw:text-style-name="P3" draw:layer="layout" svg:width="0.161cm" svg:height="0.194cm" svg:x="7.357cm" svg:y="6.948cm" svg:viewBox="0 0 162 195" draw:points="81,195 0,195 0,0 162,0 162,195">
            <text:p/>
          </draw:polygon>
          <draw:path draw:style-name="gr4" draw:text-style-name="P4" draw:layer="layout" svg:width="0.138cm" svg:height="0.198cm" svg:x="7.372cm" svg:y="6.947cm" svg:viewBox="0 0 139 199" svg:d="M65 3c0 0 0-3-4-3-6 0-27 2-34 3-2 0-5 0-5 6 0 3 3 3 7 3 13 0 14 2 14 5l-1 5-41 163c-1 4-1 4-1 6 0 6 6 8 8 8 5 0 10-3 10-7l6-22 6-25c2-7 4-13 5-20 1-1 3-10 3-12 1-3 10-18 19-26 7-5 15-9 28-9 12 0 15 9 15 19 0 15-11 46-18 63-2 7-4 10-4 16 0 13 11 23 23 23 27 0 38-42 38-44s-3-2-4-2c-3 0-3 0-4 4-4 16-14 36-29 36-5 0-7-4-7-10s3-14 6-20c4-12 16-46 16-62 0-18-11-30-32-30-18 0-31 9-42 22z">
            <text:p/>
          </draw:path>
        </draw:g>
        <draw:connector draw:style-name="gr5" draw:text-style-name="P2" draw:layer="layout" draw:type="line" svg:x1="8.526cm" svg:y1="2.95cm" svg:x2="5.317cm" svg:y2="8.259cm" draw:start-shape="id2" draw:start-glue-point="7" draw:end-shape="id4" draw:end-glue-point="11" svg:d="M8526 2950l-3209 5309" svg:viewBox="0 0 3210 5310">
          <text:p/>
        </draw:connector>
        <draw:g>
          <svg:title>TexMaths</svg:title>
          <svg:desc>8§display§g \circ f§svg§600§FALSE§</svg:desc>
          <draw:polygon draw:style-name="gr3" draw:text-style-name="P3" draw:layer="layout" svg:width="0.576cm" svg:height="0.249cm" draw:transform="rotate (-0.516617458590322) translate (6.85583271299923cm 3.42493007987204cm)" svg:viewBox="0 0 577 250" draw:points="289,250 0,250 0,0 577,0 577,250">
            <text:p/>
          </draw:polygon>
          <draw:path draw:style-name="gr4" draw:text-style-name="P4" draw:layer="layout" svg:width="0.129cm" svg:height="0.182cm" draw:transform="rotate (-0.516617458590322) translate (6.82451130909575cm 3.48816664869666cm)" svg:viewBox="0 0 130 183" svg:d="M129 18c1-1 1-3 1-4 0-5-4-8-8-8-3 0-11 2-12 12-5-11-15-18-26-18-33 0-67 39-67 80 0 28 17 45 37 45 16 0 30-14 33-16-6 25-9 37-9 38-1 2-11 30-41 30-5 0-15-1-23-3 9-3 12-10 12-15 0-4-3-10-11-10-6 0-15 6-15 17s10 17 38 17c35 0 56-22 60-39zM92 89c-2 7-8 14-14 20-6 5-15 9-23 9-14 0-18-14-18-25 0-14 8-47 15-62 8-13 20-25 32-25 18 0 22 23 22 24 0 2 0 4 0 4z">
            <text:p/>
          </draw:path>
          <draw:path draw:style-name="gr4" draw:text-style-name="P4" draw:layer="layout" svg:width="0.109cm" svg:height="0.109cm" draw:transform="rotate (-0.516617458590322) translate (7.01417447105701cm 3.59498952947102cm)" svg:viewBox="0 0 110 110" svg:d="M110 55c0-30-25-55-55-55s-55 26-55 55c0 30 25 55 55 55s55-24 55-55zM55 98c-25 0-44-20-44-43 0-24 20-44 44-44 23 0 44 19 44 44 0 24-21 43-44 43z">
            <text:p/>
          </draw:path>
          <draw:path draw:style-name="gr4" draw:text-style-name="P4" draw:layer="layout" svg:width="0.14cm" svg:height="0.256cm" draw:transform="rotate (-0.516617458590322) translate (7.22660370076757cm 3.6309533612392cm)" svg:viewBox="0 0 141 257" svg:d="M89 86h24c5 0 9 0 9-6 0-2-4-2-8-2h-24l7-33c1-6 5-26 6-29 3-6 7-10 14-10 1 0 8 0 13 5-12 2-15 11-15 15 0 7 5 10 11 10 7 0 15-6 15-17 0-13-13-19-24-19-10 0-28 5-36 33-2 6-3 9-10 45h-19c-6 0-9 0-9 4s3 4 8 4h19l-21 112c-6 27-11 53-25 53-1 0-8 0-14-5 13-1 16-11 16-15 0-7-5-11-11-11-7 0-15 7-15 18 0 12 13 19 24 19 15 0 27-17 32-27 9-19 15-52 16-55z">
            <text:p/>
          </draw:path>
        </draw:g>
        <draw:g>
          <svg:title>TexMaths</svg:title>
          <svg:desc>8§display§h \circ g§svg§600§FALSE§</svg:desc>
          <draw:polygon draw:style-name="gr3" draw:text-style-name="P3" draw:layer="layout" svg:width="0.57cm" svg:height="0.249cm" draw:transform="rotate (1.03306038425544) translate (6.6886366841425cm 5.75614001515978cm)" svg:viewBox="0 0 571 250" draw:points="286,250 0,250 0,0 571,0 571,250">
            <text:p/>
          </draw:polygon>
          <draw:path draw:style-name="gr4" draw:text-style-name="P4" draw:layer="layout" svg:width="0.138cm" svg:height="0.199cm" draw:transform="rotate (1.03306038425544) translate (6.69573110818845cm 5.74267935382447cm)" svg:viewBox="0 0 139 200" svg:d="M66 3c0 0 0-3-4-3-7 0-28 2-35 3-2 0-5 0-5 6 0 3 3 3 7 3 13 0 14 2 14 5l-1 5-41 163c-1 4-1 5-1 7 0 6 6 8 8 8 5 0 10-4 10-8l6-21 6-26c2-6 4-13 5-19 1-2 3-11 3-12 1-3 10-19 20-27 6-4 14-9 27-9 12 0 15 9 15 19 0 15-11 46-18 63-2 7-4 11-4 16 0 13 11 24 24 24 26 0 37-42 37-45 0-2-3-2-4-2-2 0-2 1-4 5-4 15-13 35-29 35-4 0-7-3-7-10 0-6 3-13 6-20 4-12 17-45 17-61 0-19-12-31-32-31-19 0-32 9-43 22z">
            <text:p/>
          </draw:path>
          <draw:path draw:style-name="gr4" draw:text-style-name="P4" draw:layer="layout" svg:width="0.109cm" svg:height="0.109cm" draw:transform="rotate (1.03306038425544) translate (6.87098197169048cm 5.58647496642575cm)" svg:viewBox="0 0 110 110" svg:d="M110 55c0-30-25-55-55-55s-55 26-55 55c0 30 25 55 55 55s55-24 55-55zM55 99c-25 0-44-20-44-44s20-44 44-44c23 0 44 19 44 44 0 24-21 44-44 44z">
            <text:p/>
          </draw:path>
          <draw:path draw:style-name="gr4" draw:text-style-name="P4" draw:layer="layout" svg:width="0.129cm" svg:height="0.182cm" draw:transform="rotate (1.03306038425544) translate (6.96956712055584cm 5.42272682299381cm)" svg:viewBox="0 0 130 183" svg:d="M129 18c1-1 1-3 1-4 0-5-4-8-8-8-3 0-11 2-12 12-5-11-15-18-26-18-33 0-67 39-67 80 0 28 17 45 37 45 16 0 30-14 33-16-6 25-9 37-9 38-1 2-11 30-41 30-5 0-15-1-23-3 9-3 12-10 12-15 0-4-3-10-11-10-6 0-15 6-15 17s10 17 38 17c35 0 56-22 60-39zM92 89c-2 7-8 14-14 20-6 5-15 10-23 10-14 0-18-15-18-26 0-14 8-47 15-62 8-13 20-25 32-25 18 0 22 23 22 24 0 2 0 4 0 4z">
            <text:p/>
          </draw:path>
        </draw:g>
        <draw:connector draw:style-name="gr5" draw:text-style-name="P2" draw:layer="layout" draw:type="line" svg:x1="5.725cm" svg:y1="2.649cm" svg:x2="5.272cm" svg:y2="8.241cm" draw:start-shape="id1" draw:start-glue-point="7" draw:end-shape="id4" draw:end-glue-point="4" svg:d="M5725 2649l-453 5592" svg:viewBox="0 0 454 5593">
          <text:p/>
        </draw:connector>
        <draw:g>
          <svg:title>TexMaths</svg:title>
          <svg:desc>8§display§h \circ g \circ f §svg§600§FALSE§</svg:desc>
          <draw:polygon draw:style-name="gr3" draw:text-style-name="P3" draw:layer="layout" svg:width="1.002cm" svg:height="0.249cm" draw:transform="rotate (1.46468030827364) translate (5.35463619592896cm 5.49204848833661cm)" svg:viewBox="0 0 1003 250" draw:points="502,250 0,250 0,0 1003,0 1003,250">
            <text:p/>
          </draw:polygon>
          <draw:path draw:style-name="gr4" draw:text-style-name="P4" draw:layer="layout" svg:width="0.138cm" svg:height="0.198cm" draw:transform="rotate (1.46468030827364) translate (5.35544969346561cm 5.47685220237584cm)" svg:viewBox="0 0 139 199" svg:d="M66 3c0 0 0-3-4-3-7 0-28 2-35 3-2 0-5 0-5 6 0 3 3 3 7 3 13 0 14 2 14 5l-1 5-41 163c-1 4-1 5-1 6 0 7 6 8 8 8 5 0 10-3 10-7l6-21 6-26c2-6 4-13 5-19 1-2 3-11 3-12 1-4 10-19 20-27 6-5 14-9 27-9 12 0 15 9 15 19 0 15-11 46-18 63-2 7-4 11-4 16 0 13 11 23 24 23 26 0 37-41 37-44 0-2-3-2-4-2-2 0-2 1-4 5-4 15-13 35-29 35-4 0-7-3-7-10 0-6 3-13 6-20 4-12 17-45 17-61 0-19-12-31-32-31-19 0-32 9-43 22z">
            <text:p/>
          </draw:path>
          <draw:path draw:style-name="gr4" draw:text-style-name="P4" draw:layer="layout" svg:width="0.109cm" svg:height="0.109cm" draw:transform="rotate (1.46468030827364) translate (5.44922888463006cm 5.26161897584986cm)" svg:viewBox="0 0 110 110" svg:d="M110 55c0-30-25-55-55-55s-55 26-55 55c0 30 25 55 55 55s55-24 55-55zM55 98c-25 0-44-20-44-43 0-24 20-44 44-44 23 0 44 19 44 44 0 24-21 43-44 43z">
            <text:p/>
          </draw:path>
          <draw:path draw:style-name="gr4" draw:text-style-name="P4" draw:layer="layout" svg:width="0.129cm" svg:height="0.182cm" draw:transform="rotate (1.46468030827364) translate (5.47027229251996cm 5.07161718348227cm)" svg:viewBox="0 0 130 183" svg:d="M129 18c1-1 1-3 1-4 0-5-4-8-8-8-3 0-11 2-12 12-5-11-15-18-26-18-33 0-67 39-67 80 0 28 17 45 37 45 16 0 30-14 33-16-6 25-9 37-9 38-1 2-11 30-41 30-5 0-15-1-23-3 9-3 12-10 12-15 0-4-3-10-11-10-6 0-15 6-15 17s10 17 38 17c35 0 56-22 60-39zM92 89c-2 7-8 14-14 20-6 5-15 9-23 9-14 0-18-14-18-25 0-14 8-47 15-62 8-13 20-25 32-25 18 0 22 23 22 24 0 2 0 4 0 4z">
            <text:p/>
          </draw:path>
          <draw:path draw:style-name="gr4" draw:text-style-name="P4" draw:layer="layout" svg:width="0.109cm" svg:height="0.109cm" draw:transform="rotate (1.46468030827364) translate (5.49251911204468cm 4.85519952613749cm)" svg:viewBox="0 0 110 110" svg:d="M110 55c0-30-25-55-55-55s-55 26-55 55c0 30 25 55 55 55s55-24 55-55zM55 98c-25 0-44-20-44-43 0-24 20-44 44-44 23 0 44 19 44 44 0 24-21 43-44 43z">
            <text:p/>
          </draw:path>
          <draw:path draw:style-name="gr4" draw:text-style-name="P4" draw:layer="layout" svg:width="0.14cm" svg:height="0.256cm" draw:transform="rotate (1.46468030827364) translate (5.44070943730567cm 4.64617659410699cm)" svg:viewBox="0 0 141 257" svg:d="M89 86h24c5 0 9 0 9-6 0-2-4-2-8-2h-24l7-33c1-6 5-26 6-29 3-6 7-10 14-10 1 0 8 0 13 5-12 2-15 11-15 15 0 7 5 10 11 10 7 0 15-6 15-17 0-13-13-19-24-19-10 0-28 5-36 33-2 6-3 9-10 45h-19c-6 0-9 0-9 4s3 4 8 4h19l-21 112c-6 27-11 53-25 53-1 0-8 0-14-5 13-1 16-11 16-15 0-7-5-11-11-11-7 0-15 7-15 18 0 12 13 19 24 19 15 0 27-17 32-27 9-19 15-52 16-55z">
            <text:p/>
          </draw:path>
        </draw:g>
        <draw:connector draw:style-name="gr2" draw:text-style-name="P2" draw:layer="layout" draw:type="curve" svg:x1="5.725cm" svg:y1="2.558cm" svg:x2="5.834cm" svg:y2="2.604cm" draw:start-shape="id1" draw:start-glue-point="5" draw:end-shape="id1" draw:end-glue-point="10" svg:d="M5725 2558c0-780 305-651 520-444s340 490-411 490" svg:viewBox="0 0 686 649">
          <text:p/>
        </draw:connector>
        <draw:connector draw:style-name="gr2" draw:text-style-name="P2" draw:layer="layout" draw:type="curve" svg:x1="8.572cm" svg:y1="2.841cm" svg:x2="8.617cm" svg:y2="2.95cm" draw:start-shape="id2" draw:start-glue-point="4" draw:end-shape="id2" draw:end-glue-point="9" svg:d="M8572 2841c0-753 282-627 488-412s335 521-443 521" svg:viewBox="0 0 646 687">
          <text:p/>
        </draw:connector>
        <draw:connector draw:style-name="gr2" draw:text-style-name="P2" draw:layer="layout" draw:type="curve" svg:x1="9.617cm" svg:y1="5.659cm" svg:x2="9.572cm" svg:y2="5.768cm" draw:start-shape="id3" draw:start-glue-point="11" draw:end-shape="id3" draw:end-glue-point="8" svg:d="M9617 5659c778 0 649 305 443 520s-488 340-488-411" svg:viewBox="0 0 646 686">
          <text:p/>
        </draw:connector>
        <draw:connector draw:style-name="gr2" draw:text-style-name="P2" draw:layer="layout" draw:type="curve" svg:x1="5.335cm" svg:y1="8.305cm" svg:x2="5.226cm" svg:y2="8.35cm" draw:start-shape="id4" draw:start-glue-point="10" draw:end-shape="id4" draw:end-glue-point="7" svg:d="M5335 8305c751 0 626 282 411 488s-520 335-520-443" svg:viewBox="0 0 686 6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2:34:52.047453000</meta:creation-date>
    <dc:date>2016-02-25T09:53:06.399013812</dc:date>
    <meta:editing-duration>PT51M21S</meta:editing-duration>
    <meta:editing-cycles>7</meta:editing-cycles>
    <meta:generator>LibreOffice/5.0.5.2$Linux_X86_64 LibreOffice_project/00m0$Build-2</meta:generator>
    <meta:document-statistic meta:object-count="52"/>
  </office:meta>
</office:document-meta>
</file>